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3F0000026E75EB08E7C8508993.png" manifest:media-type="image/png"/>
  <manifest:file-entry manifest:full-path="Pictures/1000020100000181000000B4A7F089E6963A886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ill Sans" fo:font-size="20pt" style:font-size-asian="20pt" style:font-size-complex="20pt"/>
    </style:style>
    <style:style style:name="T1" style:family="text">
      <style:text-properties officeooo:rsid="001d172f"/>
    </style:style>
    <style:style style:name="T2" style:family="text">
      <style:text-properties officeooo:rsid="001d6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6.004cm" svg:y="0.159cm" svg:width="4.992cm" svg:height="2.334cm" draw:z-index="1"><draw:image xlink:href="Pictures/1000020100000181000000B4A7F089E6963A886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a xlink:type="simple" xlink:href="https://github.com/remymerienne/RemyMerienne_2_18052021"><draw:frame draw:style-name="fr2" draw:name="Image1" text:anchor-type="char" svg:y="0.45cm" svg:width="7.17cm" svg:height="13.981cm" draw:z-index="0"><draw:image xlink:href="Pictures/100002010000013F0000026E75EB08E7C8508993.png" xlink:type="simple" xlink:show="embed" xlink:actuate="onLoad" draw:mime-type="image/png"/></draw:frame></draw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C</text:span>lick on image to access the <text:span text:style-name="T2">r</text:span>epositor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6T13:00:45.046296943</meta:creation-date>
    <dc:date>2021-06-26T13:26:52.234849615</dc:date>
    <meta:editing-duration>PT10M4S</meta:editing-duration>
    <meta:editing-cycles>3</meta:editing-cycles>
    <meta:generator>LibreOffice/7.1.3.2$MacOSX_X86_64 LibreOffice_project/47f78053abe362b9384784d31a6e56f8511eb1c1</meta:generator>
    <meta:document-statistic meta:table-count="0" meta:image-count="2" meta:object-count="0" meta:page-count="1" meta:paragraph-count="1" meta:word-count="7" meta:character-count="39" meta:non-whitespace-character-count="33"/>
  </office:meta>
</office:document-meta>
</file>